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roman"/>
    <style:font-face style:name="IBM Plex Mono" svg:font-family="'IBM Plex Mono'" style:font-pitch="fixed"/>
    <style:font-face style:name="IBM Plex Mono1" svg:font-family="'IBM Plex Mono', 'Droid Sans Mono', monospace, monospace"/>
    <style:font-face style:name="IBM Plex Sans Condensed" svg:font-family="'IBM Plex Sans Condensed'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language="en" fo:country="GB" style:font-size-asian="12pt" style:font-size-complex="12pt"/>
    </style:style>
    <style:style style:name="P2" style:family="paragraph" style:parent-style-name="Standard">
      <loext:graphic-properties draw:fill="solid" draw:fill-color="#1e1e1e"/>
      <style:paragraph-properties fo:margin-top="0cm" fo:margin-bottom="0cm" style:contextual-spacing="false" style:line-height-at-least="0.635cm" fo:background-color="#1e1e1e"/>
      <style:text-properties fo:color="#abb2bf" loext:opacity="100%" style:font-name="Consolas" style:font-name-asian="Times New Roman" style:language-asian="pt" style:country-asian="BR" style:font-name-complex="Times New Roman" style:font-size-complex="13.5pt"/>
    </style:style>
    <style:style style:name="P3" style:family="paragraph" style:parent-style-name="Standard">
      <loext:graphic-properties draw:fill="solid" draw:fill-color="#1e1e1e"/>
      <style:paragraph-properties fo:margin-top="0cm" fo:margin-bottom="0cm" style:contextual-spacing="false" style:line-height-at-least="0.635cm" fo:break-before="page" fo:background-color="#1e1e1e"/>
      <style:text-properties fo:color="#abb2bf" loext:opacity="100%" style:font-name="Consolas" style:font-name-asian="Times New Roman" style:language-asian="pt" style:country-asian="BR" style:font-name-complex="Times New Roman" style:font-size-complex="13.5pt"/>
    </style:style>
    <style:style style:name="P4" style:family="paragraph" style:parent-style-name="Standard">
      <style:text-properties fo:color="#abb2bf" loext:opacity="100%" style:font-name="Consolas" style:font-name-asian="Times New Roman" style:language-asian="pt" style:country-asian="BR" style:font-name-complex="Times New Roman" style:font-size-complex="13.5pt"/>
    </style:style>
    <style:style style:name="P5" style:family="paragraph" style:parent-style-name="Standard">
      <loext:graphic-properties draw:fill="solid" draw:fill-color="#1e1e1e"/>
      <style:paragraph-properties fo:margin-top="0cm" fo:margin-bottom="0cm" style:contextual-spacing="false" style:line-height-at-least="0.635cm" fo:background-color="#1e1e1e"/>
    </style:style>
    <style:style style:name="P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Freeserif"/>
    </style:style>
    <style:style style:name="P7" style:family="paragraph" style:parent-style-name="Standard">
      <style:text-properties officeooo:paragraph-rsid="001d1bf0"/>
    </style:style>
    <style:style style:name="P8" style:family="paragraph" style:parent-style-name="Subtitle">
      <style:paragraph-properties fo:text-align="end" style:justify-single-word="false"/>
      <style:text-properties officeooo:paragraph-rsid="001d1bf0"/>
    </style:style>
    <style:style style:name="P9" style:family="paragraph" style:parent-style-name="Subtitle">
      <style:paragraph-properties fo:break-before="page"/>
    </style:style>
    <style:style style:name="P10" style:family="paragraph" style:parent-style-name="Text_20_body">
      <style:text-properties style:font-name="IBM Plex Mono"/>
    </style:style>
    <style:style style:name="P11" style:family="paragraph" style:parent-style-name="Text_20_body">
      <style:paragraph-properties fo:break-before="page"/>
      <style:text-properties style:font-name="IBM Plex Mono"/>
    </style:style>
    <style:style style:name="P12" style:family="paragraph" style:parent-style-name="Title" style:master-page-name="Standard">
      <style:paragraph-properties style:page-number="auto"/>
      <style:text-properties officeooo:paragraph-rsid="001d1bf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GB" style:font-size-asian="12pt" style:font-size-complex="12pt"/>
    </style:style>
    <style:style style:name="T3" style:family="text">
      <style:text-properties fo:color="#abb2bf" loext:opacity="100%" style:font-name="Consolas" style:font-name-asian="Times New Roman" style:language-asian="pt" style:country-asian="BR" style:font-name-complex="Times New Roman" style:font-size-complex="13.5pt"/>
    </style:style>
    <style:style style:name="T4" style:family="text">
      <style:text-properties fo:color="#abb2bf" loext:opacity="100%" style:font-name="Consolas" fo:language="en" fo:country="GB" style:font-name-asian="Times New Roman" style:language-asian="pt" style:country-asian="BR" style:font-name-complex="Times New Roman" style:font-size-complex="13.5pt"/>
    </style:style>
    <style:style style:name="T5" style:family="text">
      <style:text-properties fo:color="#e06c75" loext:opacity="100%" style:font-name="Consolas" style:font-name-asian="Times New Roman" style:language-asian="pt" style:country-asian="BR" style:font-name-complex="Times New Roman" style:font-size-complex="13.5pt"/>
    </style:style>
    <style:style style:name="T6" style:family="text">
      <style:text-properties fo:color="#e06c75" loext:opacity="100%" style:font-name="Consolas" fo:language="en" fo:country="GB" style:font-name-asian="Times New Roman" style:language-asian="pt" style:country-asian="BR" style:font-name-complex="Times New Roman" style:font-size-complex="13.5pt"/>
    </style:style>
    <style:style style:name="T7" style:family="text">
      <style:text-properties style:font-name="Nimbus Sans" fo:font-size="28pt" fo:font-weight="bold" officeooo:rsid="00007343" style:font-name-asian="Nimbus Sans1" style:font-size-asian="28pt" style:font-weight-asian="bold" style:font-name-complex="FreeSans" style:font-size-complex="28pt" style:font-weight-complex="bold"/>
    </style:style>
    <style:style style:name="T8" style:family="text">
      <style:text-properties style:font-name="Nimbus Sans" fo:font-size="28pt" fo:font-weight="bold" officeooo:rsid="007afc33" style:font-name-asian="Nimbus Sans1" style:font-size-asian="28pt" style:font-weight-asian="bold" style:font-name-complex="FreeSans" style:font-size-complex="28pt" style:font-weight-complex="bold"/>
    </style:style>
    <style:style style:name="T9" style:family="text">
      <style:text-properties style:font-name="Nimbus Sans" fo:font-size="28pt" fo:font-weight="bold" officeooo:rsid="001d1bf0" style:font-name-asian="Nimbus Sans1" style:font-size-asian="28pt" style:font-weight-asian="bold" style:font-name-complex="FreeSans" style:font-size-complex="28pt" style:font-weight-complex="bold"/>
    </style:style>
    <style:style style:name="T10" style:family="text">
      <style:text-properties style:font-name="Nimbus Sans" fo:font-size="18pt" officeooo:rsid="007afc33" style:font-name-asian="Nimbus Sans1" style:font-size-asian="18pt" style:font-name-complex="FreeSans" style:font-size-complex="18pt"/>
    </style:style>
    <style:style style:name="T11" style:family="text">
      <style:text-properties style:font-name="Nimbus Sans" fo:font-size="18pt" officeooo:rsid="001d1bf0" style:font-name-asian="Nimbus Sans1" style:font-size-asian="18pt" style:font-name-complex="FreeSans" style:font-size-complex="18pt"/>
    </style:style>
    <style:style style:name="T12" style:family="text">
      <style:text-properties officeooo:rsid="0017d2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9">Modelo ER</text:span><text:span text:style-name="T12"> – </text:span><text:span text:style-name="T9">Pet Shop</text:span></text:p>
      <text:p text:style-name="P8"><text:span text:style-name="T12">Gabriel Gian, </text:span><text:span text:style-name="T11">7</text:span><text:span text:style-name="T12">° período</text:span></text:p>
      <text:p text:style-name="P7"><text:span text:style-name="T2"/></text:p>
      <text:p text:style-name="Subtitle">Descrição</text:p>
      <text:p text:style-name="Text_20_body"/>
      <text:p text:style-name="P6"><text:span text:style-name="T1">O diagrama consiste em cinco entidades que estão relacionadas de modo a registrar agendamentos de banhos de animais em um pet shop.</text:span></text:p>
      <text:p text:style-name="P6"><text:span text:style-name="T1">A entidade Cliente possui campos para o nome, o CPF e o endereço, estando relacionada com as demais tabelas em relações de 1 para N. </text:span></text:p>
      <text:p text:style-name="P6"><text:span text:style-name="T1">A tabela Pet, contrariamente, está relacionada com as tabelas de Cliente em uma relação de N para 1 e de Agendamento de 1 para 1, uma vez que um cliente pode possuir vários pets e há um pet para cada agendamento. Ela possui campos próprios para o nome, a raça e para observações sobre cuidados específicos. </text:span></text:p>
      <text:p text:style-name="P6"><text:span text:style-name="T1">A tabela Pedido, por sua vez, está relacionada em um relacionamento de N para 1 com a tabela Cliente, e de 1 para N com a tabela Agendamento, uma vez que cada pedido pode possuir mais de um agendamento. O status do agendamento também está relacionado ao pedido. Também possui uma relação de 1 para N com a tabela Pacote. Contém campos próprios para o valor, a data do pedido e o status do pedido.</text:span></text:p>
      <text:p text:style-name="P6"><text:span text:style-name="T1">A tabela Agendamento está relacionada em um relacionamento de N para 1 com a tabela Pedido e com a tabela Cliente, e 1 para 1 com a tabela Pet. Por fim, a tabela Pacote está relacionada em um relacionamento de N para 1 com a tabela Cliente e N para 1 com a tabela Pedido. Possui campos próprios para o nome e o CPF do cliente, para fins de redundância. Também possui um campo de status e as datas de requisição e conclusão do pedido.</text:span></text:p>
      <text:p text:style-name="P6"><text:span text:style-name="T1">Por fim, a tabela pacote está relacionada em relações de N para 1 com as tabelas Cliente e Pedido, possuindo apenas campos para o nome do pacote e o valor do desconto.</text:span></text:p>
      <text:p text:style-name="P6"><text:span text:style-name="T1">Portanto, um cliente pode possuir vários pets, vários pedidos, vários agendamentos e vários pacotes; um pedido pode possuir vários agendamentos e vários pacotes e um agendamento pode possuir um pet.</text:span></text:p>
      <text:p text:style-name="P9">Dicionário</text:p>
      <text:p text:style-name="P10">{</text:p>
      <text:p text:style-name="P10"><text:s text:c="4"/>"Cliente": {</text:p>
      <text:p text:style-name="P10"><text:s text:c="8"/>"Cliente_ID": _id,</text:p>
      <text:p text:style-name="P10"><text:s text:c="8"/>"Nome": str,</text:p>
      <text:p text:style-name="P10"><text:s text:c="8"/>"CPF": str,</text:p>
      <text:p text:style-name="P10"><text:s text:c="8"/>"Endereco": str,</text:p>
      <text:p text:style-name="P10"><text:s text:c="8"/>"Pet_ID": [ Pet ],</text:p>
      <text:p text:style-name="P10"><text:s text:c="8"/>"Pedido_ID": [ Pedido ],</text:p>
      <text:p text:style-name="P10"><text:s text:c="8"/>"Agendamento_ID": [ Agendamento ],</text:p>
      <text:p text:style-name="P10"><text:s text:c="8"/>"Pacote_ID": [ Pacote ]</text:p>
      <text:p text:style-name="P10"><text:s text:c="4"/>},</text:p>
      <text:p text:style-name="P10"><text:s text:c="4"/>"Agendamento": {</text:p>
      <text:p text:style-name="P10"><text:s text:c="8"/>"Agendamento_ID": _id,</text:p>
      <text:p text:style-name="P10"><text:s text:c="8"/>"Nome": str,</text:p>
      <text:p text:style-name="P10"><text:s text:c="8"/>"CPF": str,</text:p>
      <text:p text:style-name="P10"><text:s text:c="8"/>"Status": str,</text:p>
      <text:p text:style-name="P10"><text:s text:c="8"/>"Data_Pedido": Date,</text:p>
      <text:p text:style-name="P10"><text:s text:c="8"/>"Data_Conclusao": Date,</text:p>
      <text:p text:style-name="P10"><text:s text:c="8"/>"Pet": { Pet },</text:p>
      <text:p text:style-name="P10"><text:s text:c="8"/>"Pedido": { Pedido },</text:p>
      <text:p text:style-name="P10"><text:s text:c="8"/>"Cliente": { Cliente }</text:p>
      <text:p text:style-name="P10"><text:s text:c="4"/>},</text:p>
      <text:p text:style-name="P11"><text:s text:c="4"/>"Pedido": {</text:p>
      <text:p text:style-name="P10"><text:s text:c="8"/>"Pedido_ID": _id,</text:p>
      <text:p text:style-name="P10"><text:s text:c="8"/>"Valor": int,</text:p>
      <text:p text:style-name="P10"><text:s text:c="8"/>"CPF": str,</text:p>
      <text:p text:style-name="P10"><text:s text:c="8"/>"Data": Date,</text:p>
      <text:p text:style-name="P10"><text:s text:c="8"/>"Agendamento_ID": [ Agendamento ],</text:p>
      <text:p text:style-name="P10"><text:s text:c="8"/>"Agendamento_Status": [ Agendamento.Status ],</text:p>
      <text:p text:style-name="P10"><text:s text:c="8"/>"Cliente": { Cliente }</text:p>
      <text:p text:style-name="P10"><text:s text:c="4"/>},</text:p>
      <text:p text:style-name="P10"><text:s text:c="4"/>"Pacote": {</text:p>
      <text:p text:style-name="P10"><text:s text:c="8"/>"Pacote_ID": _id,</text:p>
      <text:p text:style-name="P10"><text:s text:c="8"/>"Nome": str,</text:p>
      <text:p text:style-name="P10"><text:s text:c="8"/>"Desconto": int,</text:p>
      <text:p text:style-name="P10"><text:s text:c="8"/>"Cliente ": { Cliente },</text:p>
      <text:p text:style-name="P10"><text:s text:c="8"/>"Pedido": { Pedido }</text:p>
      <text:p text:style-name="P10"><text:s text:c="4"/>},</text:p>
      <text:p text:style-name="P10"><text:s text:c="4"/>"Pet": {</text:p>
      <text:p text:style-name="P10"><text:s text:c="8"/>"Pet_ID": _id,</text:p>
      <text:p text:style-name="P10"><text:s text:c="8"/>"Nome": str,</text:p>
      <text:p text:style-name="P10"><text:s text:c="8"/>"Raca": str,</text:p>
      <text:p text:style-name="P10"><text:s text:c="8"/>"Cuidados": str,</text:p>
      <text:p text:style-name="P10"><text:s text:c="8"/>"Cliente": { Cliente },</text:p>
      <text:p text:style-name="P10"><text:s text:c="8"/>"Agendamento": { Agendamento }</text:p>
      <text:p text:style-name="P10"><text:s text:c="4"/>}</text:p>
      <text:p text:style-name="P10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roman"/>
    <style:font-face style:name="IBM Plex Mono" svg:font-family="'IBM Plex Mono'" style:font-pitch="fixed"/>
    <style:font-face style:name="IBM Plex Mono1" svg:font-family="'IBM Plex Mono', 'Droid Sans Mono', monospace, monospace"/>
    <style:font-face style:name="IBM Plex Sans Condensed" svg:font-family="'IBM Plex Sans Condensed'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" style:font-family-complex="'Noto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51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abriel Gian Fonseca Lemos</meta:initial-creator>
    <meta:editing-cycles>14</meta:editing-cycles>
    <meta:creation-date>2022-03-16T19:43:00</meta:creation-date>
    <dc:date>2022-03-17T12:15:11.881311248</dc:date>
    <meta:editing-duration>PT1H13M45S</meta:editing-duration>
    <meta:generator>LibreOffice/7.3.1.3$Linux_X86_64 LibreOffice_project/30$Build-3</meta:generator>
    <meta:document-statistic meta:table-count="0" meta:image-count="0" meta:object-count="0" meta:page-count="3" meta:paragraph-count="58" meta:word-count="451" meta:character-count="2884" meta:non-whitespace-character-count="2168"/>
    <meta:user-defined meta:name="AppVersion">15.0000</meta:user-defined>
    <meta:template xlink:type="simple" xlink:actuate="onRequest" xlink:title="Normal" xlink:href=""/>
  </office:meta>
</office:document-meta>
</file>